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Heading_20_2">
      <style:text-properties officeooo:rsid="002213be" officeooo:paragraph-rsid="002213be"/>
    </style:style>
    <style:style style:name="P3" style:family="paragraph" style:parent-style-name="Text_20_body">
      <style:text-properties officeooo:paragraph-rsid="002213be"/>
    </style:style>
    <style:style style:name="P4" style:family="paragraph" style:parent-style-name="Text_20_body">
      <style:text-properties officeooo:rsid="0017d2e8" officeooo:paragraph-rsid="0017d2e8"/>
    </style:style>
    <style:style style:name="P5" style:family="paragraph" style:parent-style-name="Text_20_body">
      <style:text-properties officeooo:rsid="001a47ec" officeooo:paragraph-rsid="001a47ec"/>
    </style:style>
    <style:style style:name="P6" style:family="paragraph" style:parent-style-name="Text_20_body">
      <style:text-properties officeooo:rsid="001c0ceb"/>
    </style:style>
    <style:style style:name="P7" style:family="paragraph" style:parent-style-name="Text_20_body">
      <style:text-properties officeooo:paragraph-rsid="001bf46e"/>
    </style:style>
    <style:style style:name="P8" style:family="paragraph" style:parent-style-name="Text_20_body">
      <style:text-properties officeooo:rsid="001bf46e" officeooo:paragraph-rsid="001bf46e"/>
    </style:style>
    <style:style style:name="P9" style:family="paragraph" style:parent-style-name="Text_20_body">
      <style:text-properties officeooo:rsid="001c1713" officeooo:paragraph-rsid="001c1713"/>
    </style:style>
    <style:style style:name="P10" style:family="paragraph" style:parent-style-name="Text_20_body">
      <style:paragraph-properties fo:text-align="start" style:justify-single-word="false"/>
      <style:text-properties officeooo:rsid="0020800a" officeooo:paragraph-rsid="0020800a"/>
    </style:style>
    <style:style style:name="P11" style:family="paragraph" style:parent-style-name="Text_20_body">
      <style:text-properties officeooo:paragraph-rsid="0024b600"/>
    </style:style>
    <style:style style:name="P12" style:family="paragraph" style:parent-style-name="Text_20_body">
      <style:text-properties officeooo:paragraph-rsid="00265060"/>
    </style:style>
    <style:style style:name="P13" style:family="paragraph" style:parent-style-name="Text_20_body">
      <style:text-properties officeooo:rsid="0024002e" officeooo:paragraph-rsid="0024002e"/>
    </style:style>
    <style:style style:name="P14" style:family="paragraph" style:parent-style-name="Text_20_body">
      <style:text-properties officeooo:rsid="00265060" officeooo:paragraph-rsid="00265060"/>
    </style:style>
    <style:style style:name="T1" style:family="text">
      <style:text-properties officeooo:rsid="002213be"/>
    </style:style>
    <style:style style:name="T2" style:family="text">
      <style:text-properties officeooo:rsid="0016d300"/>
    </style:style>
    <style:style style:name="T3" style:family="text">
      <style:text-properties officeooo:rsid="0017fe59"/>
    </style:style>
    <style:style style:name="T4" style:family="text">
      <style:text-properties officeooo:rsid="001a47ec"/>
    </style:style>
    <style:style style:name="T5" style:family="text">
      <style:text-properties officeooo:rsid="001bc01d"/>
    </style:style>
    <style:style style:name="T6" style:family="text">
      <style:text-properties officeooo:rsid="001c0ceb"/>
    </style:style>
    <style:style style:name="T7" style:family="text">
      <style:text-properties officeooo:rsid="001bf46e"/>
    </style:style>
    <style:style style:name="T8" style:family="text">
      <style:text-properties officeooo:rsid="001ccecb"/>
    </style:style>
    <style:style style:name="T9" style:family="text">
      <style:text-properties officeooo:rsid="0020535e"/>
    </style:style>
    <style:style style:name="T10" style:family="text">
      <style:text-properties officeooo:rsid="0024b600"/>
    </style:style>
    <style:style style:name="T11" style:family="text">
      <style:text-properties officeooo:rsid="00265060"/>
    </style:style>
    <style:style style:name="T12" style:family="text">
      <style:text-properties officeooo:rsid="0024d034"/>
    </style:style>
    <style:style style:name="T13" style:family="text">
      <style:text-properties officeooo:rsid="0024e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P2" text:outline-level="2">LISTE DE FONCTIONALITES PAR AGENT</text:h>
      <text:h text:style-name="Heading_20_5" text:outline-level="5"/>
      <text:h text:style-name="P2" text:outline-level="2">Bibliothecaire</text:h>
      <text:p text:style-name="P3">- <text:span text:style-name="T1">Preter un exemplaire de livre</text:span></text:p>
      <text:p text:style-name="P3">- <text:span text:style-name="T1">Remettre un exemplaire de livre</text:span></text:p>
      <text:p text:style-name="P3">- <text:span text:style-name="T1">Demander une reservation de livre</text:span></text:p>
      <text:p text:style-name="P3">- <text:span text:style-name="T1">Valider/Refuser une reservation de livre</text:span></text:p>
      <text:p text:style-name="P3">- <text:span text:style-name="T1">Voir le dashboard sur les livres</text:span></text:p>
      <text:p text:style-name="P3"/>
      <text:h text:style-name="P2" text:outline-level="2">Membre</text:h>
      <text:p text:style-name="P3">- <text:span text:style-name="T1">Voir liste de livre</text:span></text:p>
      <text:h text:style-name="Heading_20_2" text:outline-level="2">Livres</text:h>
      <text:h text:style-name="Heading_20_3" text:outline-level="3">Nom: 1-Preter un exemplaire de livre</text:h>
      <text:h text:style-name="Heading_20_4" text:outline-level="4">Objectif:</text:h>
      <text:p text:style-name="Text_20_body">Preter un livre a un membre selon le type d’adherant, le type de livre et la disponibilite du livre en elle meme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(user), ref_employe(user)</text:p>
      <text:h text:style-name="Heading_20_4" text:outline-level="4">Scenario nominal:</text:h>
      <text:p text:style-name="Text_20_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_20_4" text:outline-level="4">Regle de gestion:</text:h>
      <text:p text:style-name="Text_20_body"><text:bookmark-start text:name="_Hlk202278169"/>[ok]<text:bookmark-end text:name="_Hlk202278169"/>1- le membre existe</text:p>
      <text:p text:style-name="Text_20_body"><text:span text:style-name="T2">[ok]</text:span>2- l’exemplaire du livre existe</text:p>
      <text:p text:style-name="Text_20_body"><text:span text:style-name="T2">[ok]</text:span>3- Exemplaire disponible</text:p>
      <text:p text:style-name="Text_20_body"><text:soft-page-break/>[ok]4- Membre actuellement inscrit</text:p>
      <text:p text:style-name="Text_20_body"><text:span text:style-name="T2">[ok]</text:span>5- Membre ne subis pas une penalite</text:p>
      <text:p text:style-name="Text_20_body"><text:span text:style-name="T2">[ok]</text:span>6- Le membre n’a pas encore termine tout son quota</text:p>
      <text:p text:style-name="Text_20_body">[ok]7-l’employe existe</text:p>
      <text:p text:style-name="P4"><text:span text:style-name="T3">[ok]</text:span>8- type de pret existe</text:p>
      <text:p text:style-name="P4"/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pret +1, exemplaire du livre -1, quota -1</text:p>
      <text:p text:style-name="Text_20_body">Erreur 1, 2, 3, 4, 5, 6: None</text:p>
      <text:p text:style-name="Text_20_body"/>
      <text:h text:style-name="Heading_20_3" text:outline-level="3">Nom: 1-Rendre un exemplaire de livre</text:h>
      <text:h text:style-name="Heading_20_4" text:outline-level="4">Objectif:</text:h>
      <text:p text:style-name="Text_20_body">Un membre peut rendre un livre qu’il a pret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<text:span text:style-name="T4">employe, date</text:span></text:p>
      <text:h text:style-name="Heading_20_4" text:outline-level="4">Scenario nominal:</text:h>
      <text:p text:style-name="Text_20_body">Le bibliothecaire entre dans la page de remise de pret depuis la page de liste de pret en choisissant le pret a rendre. Et peut tout simplement effectuer la remise du livre alors</text:p>
      <text:h text:style-name="Heading_20_4" text:outline-level="4">Regle de gestion:</text:h>
      <text:p text:style-name="Text_20_body"><text:span text:style-name="T5">[ok]</text:span>1- l’<text:span text:style-name="T4">employe </text:span>existe</text:p>
      <text:p text:style-name="Text_20_body"><text:span text:style-name="T5">[ok]</text:span>2- l’exemplaire du livre existe</text:p>
      <text:p text:style-name="Text_20_body"><text:span text:style-name="T5">[ok]</text:span>3- Exemplaire du livre n’est pas disponible</text:p>
      <text:p text:style-name="P5"><text:span text:style-name="T5">[ok]</text:span>4- date valid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<text:soft-page-break/>Resultat</text:h>
      <text:p text:style-name="Text_20_body">Succes: -remise +1, -quota +1, exemplaire du livre +1</text:p>
      <text:p text:style-name="Text_20_body">Erreur 1, 2, 3: None</text:p>
      <text:h text:style-name="Heading_20_3" text:outline-level="3">Nom: <text:span text:style-name="T4">3</text:span>-Inscrire une personne</text:h>
      <text:h text:style-name="Heading_20_4" text:outline-level="4">Objectif:</text:h>
      <text:p text:style-name="Text_20_body">Inscrire une personne a la bibliothequ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Nom, Prenom, date de naissance, telephone, mail, ref adherant, duree</text:p>
      <text:h text:style-name="Heading_20_4" text:outline-level="4">Scenario nominal:</text:h>
      <text:p text:style-name="Text_20_body">Le bibliothecaire rentre dans la page inscrire dans le menu, et tape les informations sur l’individu ainsi que le type d’adherent, et la duree de l’abonnement.</text:p>
      <text:h text:style-name="Heading_20_4" text:outline-level="4">Regle de gestion:</text:h>
      <text:p text:style-name="Text_20_body">1- date de naissance valide(&lt;= aujourd’hui)</text:p>
      <text:p text:style-name="Text_20_body">2- duree &gt;= duree minimum</text:p>
      <text:p text:style-name="Text_20_body">3- la reference d’adherant existe belle et bien</text:p>
      <text:p text:style-name="Text_20_body">4- Le nom et le prenom n’apparaiessent pas ensemble encore dans la base de donnee.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inscription +</text:p>
      <text:p text:style-name="Text_20_body">Error: nonex</text:p>
      <text:p text:style-name="Text_20_body"/>
      <text:h text:style-name="Heading_20_3" text:outline-level="3">Nom: 3-Reserver un livre</text:h>
      <text:h text:style-name="Heading_20_4" text:outline-level="4">Objectif:</text:h>
      <text:p text:style-name="Text_20_body">Un membre peut demander a reserver un livre a une date donnee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<text:span text:style-name="T6">_exemplaire</text:span>, ref_membre, date, <text:span text:style-name="T6">ref_emp, type_pret</text:span></text:p>
      <text:h text:style-name="Heading_20_4" text:outline-level="4">Scenario nominal:</text:h>
      <text:p text:style-name="Text_20_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_20_4" text:outline-level="4">Regle de gestion:</text:h>
      <text:p text:style-name="P6">[ok]0-type_pret existe</text:p>
      <text:p text:style-name="Text_20_body"><text:span text:style-name="T7">[ok]</text:span>1- le membre existe</text:p>
      <text:p text:style-name="P7"><text:span text:style-name="T7">[ok]</text:span>2- l’<text:span text:style-name="T7">exemplaire </text:span>existe</text:p>
      <text:p text:style-name="P7"><text:span text:style-name="T7">[ok]</text:span>3- <text:span text:style-name="T7">exemplaire disponible le jour voulu</text:span></text:p>
      <text:p text:style-name="P7"><text:span text:style-name="T7">[ok]</text:span>4- Membre Inscrit</text:p>
      <text:p text:style-name="P8">[ok]5 – employe existe</text:p>
      <text:p text:style-name="P7"><text:span text:style-name="T7">[ok]</text:span>5- Membre ne subis pas une <text:span text:style-name="T7">penalite maintenant</text:span></text:p>
      <text:p text:style-name="P7"><text:span text:style-name="T7">[ok]</text:span>6- Le membre n’a pas encore termine tout son quota a la date choisie</text:p>
      <text:p text:style-name="P9"><text:span text:style-name="T8">[ok]</text:span>7- inscription couvre tout le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1- afficher quand un exemplaire du livre sera libere apres la date choisie</text:p>
      <text:p text:style-name="Text_20_body">- afficher quand le quota de la personne se liberera</text:p>
      <text:h text:style-name="Heading_20_4" text:outline-level="4">Resultat</text:h>
      <text:p text:style-name="Text_20_body">Succes: -reservation+1,</text:p>
      <text:p text:style-name="Text_20_body">Erreur 1, 2, 3, 4, 5, 6:, 7 None</text:p>
      <text:h text:style-name="Heading_20_4" text:outline-level="4"/>
      <text:h text:style-name="Heading_20_3" text:outline-level="3">Nom: Valider une reservation</text:h>
      <text:h text:style-name="Heading_20_4" text:outline-level="4">Objectif:</text:h>
      <text:p text:style-name="Text_20_body">Valider une reservation effectue par un member donc, confirmer le pret d’un exemplaire du livre, <text:span text:style-name="T9">ou le refuser</text:span>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 reservation, bool valider|refuser, <text:span text:style-name="T9">ref emp, commentaire</text:span></text:p>
      <text:h text:style-name="Heading_20_4" text:outline-level="4">Scenario nominal:</text:h>
      <text:p text:style-name="Text_20_body">Le bibliothecaire entre dans la page de la liste des reservation et puis peut valider ou refuser, et rajouter un message. Ensuite la reservation deviens un pret si c’est confirme <text:span text:style-name="T9">et que les regles de gestions sont valides pour la date de reservation, un pret se cree a la date voulue</text:span></text:p>
      <text:h text:style-name="Heading_20_4" text:outline-level="4">Regle de gestion:</text:h>
      <text:p text:style-name="Text_20_body">1- la reservation existe</text:p>
      <text:p text:style-name="P10">2- l’etat change du dernier etat sur la reservation</text:p>
      <text:p text:style-name="Text_20_body">3- Regles de gestion fonctionalite 1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3- afficher l’erreur du pret et rajouter dans le commentaire de la validation l’erreur du pret.</text:p>
      <text:h text:style-name="Heading_20_4" text:outline-level="4">Resultat</text:h>
      <text:p text:style-name="Text_20_body">Succes: -reservation mis en confirme, succes fonctionalite 1 | reservation mis en annule,</text:p>
      <text:p text:style-name="Text_20_body"/>
      <text:h text:style-name="Heading_20_3" text:outline-level="3">Nom: Prolonger un pret + validation(meme regle de gestion)</text:h>
      <text:h text:style-name="Heading_20_4" text:outline-level="4">Objectif:</text:h>
      <text:p text:style-name="Text_20_body">Un membre peut essayer de prolonger un pret qu’il a deja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et</text:p>
      <text:h text:style-name="Heading_20_4" text:outline-level="4">Scenario nominal:</text:h>
      <text:p text:style-name="Text_20_body">Le bibliothecaire entre dans la page de la liste des prets et puis choisi prolonger un pret</text:p>
      <text:h text:style-name="Heading_20_4" text:outline-level="4">Regle de gestion:</text:h>
      <text:p text:style-name="P11"><text:span text:style-name="T10">[ok]</text:span>1- le pret existe</text:p>
      <text:p text:style-name="Text_20_body"><text:span text:style-name="T10">[ok]</text:span>2 – prolongement valable(nombre de jour avant la fin du pret)</text:p>
      <text:p text:style-name="P12">3- <text:span text:style-name="T11">Exemplaire disponible pendant la prolongation [on annule pour l’instant car personne ne peut preter un exemplaire non rendu encore]</text:span></text:p>
      <text:p text:style-name="P13"><text:span text:style-name="T10">[ok]</text:span>4- le pret n’est pas encore prolonge</text:p>
      <text:p text:style-name="P13"><text:soft-page-break/><text:span text:style-name="T12">[ok]</text:span>5- le pret n’a pas encore ete rendu</text:p>
      <text:p text:style-name="P13"><text:span text:style-name="T12">[ok]</text:span>6- l’adherent n’est pas penalise <text:span text:style-name="T13">le jour de la demande</text:span></text:p>
      <text:p text:style-name="P14">[ok]7 – l’employe existe</text:p>
      <text:h text:style-name="Heading_20_4" text:outline-level="4">Scenario alternatif:</text:h>
      <text:p text:style-name="Text_20_body">Pour chaque erreur, retourner a la page et afficher l’erreur correspondante a la regle de gestion non respect.</text:p>
      <text:p text:style-name="Text_20_body">2- afficher le jour ou la demande d’extension devient possible</text:p>
      <text:p text:style-name="Text_20_body">3 afficher date proochaine disponibilite du livre</text:p>
      <text:h text:style-name="Heading_20_4" text:outline-level="4">Resultat</text:h>
      <text:p text:style-name="Text_20_body">Succes: -prolongement+</text:p>
      <text:p text:style-name="Text_20_body"/>
      <text:h text:style-name="Heading_20_3" text:outline-level="3">Nom: Valider un prolongement de pret</text:h>
      <text:h text:style-name="Heading_20_4" text:outline-level="4">Objectif:</text:h>
      <text:p text:style-name="Text_20_body">Valider un prolongement de pret demande par un member donc, <text:s/>donc un nouveau pret commencera directement et automatiquement a la fin du pret en question actuel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olongement</text:p>
      <text:h text:style-name="Heading_20_4" text:outline-level="4">Scenario nominal:</text:h>
      <text:p text:style-name="Text_20_body">Le bibliothecaire entre dans la page de la liste de prolongation et puis peut valider ou refuser, et rajouter un message. Ensuite le prolongement devient un pret si c’est confirme</text:p>
      <text:h text:style-name="Heading_20_4" text:outline-level="4">Regle de gestion:</text:h>
      <text:p text:style-name="Text_20_body">1- l’extension existe</text:p>
      <text:p text:style-name="Text_20_body">2- exemplaire disponible pendant la duree de l’extension potentiel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2- afficher l’erreur du pret et rajouter dans le commentaire de la validation l’erreur du pret.</text:p>
      <text:h text:style-name="Heading_20_4" text:outline-level="4">Resultat</text:h>
      <text:p text:style-name="Text_20_body">Succes: -Prolongation mis en confirme, succes fonctionalite 1 =&gt; insertion pret automatique a la date prevue | reservation mis en annule,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1T06:41:00Z</meta:creation-date>
    <dc:date>2025-07-14T12:38:41.993776200</dc:date>
    <meta:editing-cycles>14</meta:editing-cycles>
    <meta:editing-duration>PT9H13M19S</meta:editing-duration>
    <meta:document-statistic meta:table-count="0" meta:image-count="0" meta:object-count="0" meta:page-count="7" meta:paragraph-count="156" meta:word-count="1085" meta:character-count="6760" meta:non-whitespace-character-count="5827"/>
    <meta:template xlink:type="simple" xlink:actuate="onRequest" xlink:title="" xlink:href="Normal.dotm"/>
  </office:meta>
</office:document-meta>
</file>